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by – Array in a table</text:p>
      <text:p text:style-name="P1"/>
      <text:p text:style-name="P1">&lt;table class = "listing" summary="Section detail view"&gt;<text:line-break/> <text:s/>&lt;tr class="header"&gt;<text:line-break/> <text:s text:c="3"/>&lt;th&gt;ID&lt;/th&gt;<text:line-break/> <text:s text:c="3"/>&lt;th&gt;Name&lt;/th&gt;<text:line-break/> <text:s text:c="3"/>&lt;th&gt;Content&lt;/th&gt;<text:line-break/> <text:s text:c="3"/>&lt;th&gt;Created&lt;/th&gt;<text:line-break/> <text:s text:c="3"/>&lt;th&gt;Updated&lt;/th&gt;<text:line-break/> <text:s/>&lt;/tr&gt;<text:line-break/>&lt;% @page.sections.visible.sorted.each do |section| %&gt; ==Array data</text:p>
      <text:p text:style-name="P1"><text:s text:c="5"/><text:line-break/> <text:s text:c="5"/>&lt;tr&gt;<text:line-break/> <text:s text:c="7"/>&lt;td&gt;&lt;%= section.id %&gt;&lt;/td&gt;<text:line-break/> <text:s text:c="7"/>&lt;td&gt;&lt;%= section.name %&gt;&lt;/td&gt;<text:line-break/> <text:s text:c="7"/>&lt;td&gt;<text:line-break/> <text:s text:c="7"/>&lt;% case section.content_type %&gt;<text:line-break/> <text:s text:c="9"/>&lt;% when 'HTML' %&gt;<text:line-break/> <text:s text:c="11"/>&lt;%= raw(sanitize(section.content, :tags =&gt; ['strong', 'em', 'a'])) %&gt;<text:line-break/> <text:s text:c="9"/>&lt;% when 'Text' %&gt;<text:line-break/> <text:s text:c="11"/>&lt;%= simple_format(section.content) %&gt;<text:line-break/> <text:s text:c="7"/>&lt;% end %&gt;<text:line-break/> <text:s text:c="7"/>&lt;/td&gt;<text:line-break/> <text:s text:c="7"/>&lt;td&gt;&lt;%= section.created_at %&gt;&lt;/td&gt;<text:line-break/> <text:s text:c="7"/>&lt;td&gt;&lt;%=section.updated_at %&gt;&lt;/td&gt;<text:line-break/> <text:s text:c="5"/>&lt;/tr&gt;<text:line-break/> <text:s text:c="5"/>&lt;% end %&gt;<text:line-break/> <text:s text:c="3"/>&lt;/tab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3-19T13:03:45.14</meta:creation-date>
    <meta:printed-by>Green Leaf Services</meta:printed-by>
    <meta:print-date>2017-03-19T13:05:23.02</meta:print-date>
    <dc:date>2017-03-19T13:07:38.34</dc:date>
    <dc:creator>Green Leaf Services</dc:creator>
    <meta:editing-duration>PT3M15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3" meta:word-count="73" meta:character-count="759"/>
  </office:meta>
</office:document-meta>
</file>